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subtitle">
      <style:graphic-properties draw:fill-color="#ffffff" fo:min-height="12.178cm"/>
    </style:style>
    <style:style style:name="pr7" style:family="presentation" style:parent-style-name="Default-subtitle">
      <style:graphic-properties draw:fill-color="#ffffff" draw:auto-grow-height="true" fo:min-height="12.178cm"/>
    </style:style>
    <style:style style:name="P1" style:family="paragraph">
      <style:paragraph-properties style:writing-mode="lr-tb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ting started with Tails</text:p>
          </draw:text-box>
        </draw:frame>
        <draw:frame presentation:style-name="pr2" draw:layer="layout" svg:width="12.023cm" svg:height="2.484cm" svg:x="1.7cm" svg:y="7.914cm" presentation:class="outline" presentation:user-transformed="true">
          <draw:text-box>
            <text:list text:style-name="L2">
              <text:list-item>
                <text:p><text:a xlink:href="#Slide 11">Windows</text:a></text:p>
              </text:list-item>
            </text:list>
          </draw:text-box>
        </draw:frame>
        <draw:frame presentation:style-name="pr2" draw:layer="layout" svg:width="12.023cm" svg:height="2.484cm" svg:x="14.325cm" svg:y="7.914cm" presentation:class="outline" presentation:user-transformed="true">
          <draw:text-box>
            <text:list text:style-name="L2">
              <text:list-item>
                <text:p><text:a xlink:href="#Slide 22">Mac OS X</text:a></text:p>
              </text:list-item>
            </text:list>
          </draw:text-box>
        </draw:frame>
        <draw:frame presentation:style-name="pr2" draw:layer="layout" svg:width="12.023cm" svg:height="7.11cm" svg:x="14.325cm" svg:y="12.448cm" presentation:class="outline" presentation:user-transformed="true">
          <draw:text-box>
            <text:list text:style-name="L2">
              <text:list-item>
                <text:p><text:a xlink:href="#Slide 17">Other Linux</text:a></text:p>
                <text:list>
                  <text:list-item>
                    <text:p>Red Hat, Fedora, etc.</text:p>
                  </text:list-item>
                </text:list>
              </text:list-item>
            </text:list>
          </draw:text-box>
        </draw:frame>
        <draw:frame presentation:style-name="pr2" draw:layer="layout" svg:width="12.023cm" svg:height="7.11cm" svg:x="1.7cm" svg:y="12.448cm" presentation:class="outline" presentation:user-transformed="true">
          <draw:text-box>
            <text:list text:style-name="L2">
              <text:list-item>
                <text:p><text:a xlink:href="#Slide 3">Debian &amp; Ubuntu</text:a></text:p>
              </text:list-item>
            </text:list>
          </draw:text-box>
        </draw:frame>
        <draw:frame presentation:style-name="pr2" draw:layer="layout" svg:width="24.715cm" svg:height="1.482cm" svg:x="1.701cm" svg:y="4.314cm" presentation:class="outline" presentation:user-transformed="true">
          <draw:text-box>
            <text:p>Which operating system are you running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bian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 you know the command line?</text:p>
          </draw:text-box>
        </draw:frame>
        <draw:frame presentation:style-name="pr5" draw:text-style-name="P1" draw:layer="layout" svg:width="12.023cm" svg:height="5.808cm" svg:x="1.4cm" svg:y="10.914cm" presentation:class="outline" presentation:user-transformed="true">
          <draw:text-box>
            <text:list text:style-name="L2">
              <text:list-item>
                <text:p><text:a xlink:href="#Slide 4">Graphical installation</text:a></text:p>
              </text:list-item>
            </text:list>
          </draw:text-box>
        </draw:frame>
        <draw:frame presentation:style-name="pr2" draw:layer="layout" svg:width="24.639cm" svg:height="4.108cm" svg:x="1.401cm" svg:y="4.774cm" presentation:class="outline" presentation:user-transformed="true">
          <draw:text-box>
            <text:p>We propose installation instructions on the command line that are more secure and more comfortable for experts.</text:p>
          </draw:text-box>
        </draw:frame>
        <draw:frame presentation:style-name="pr2" draw:layer="layout" svg:width="12.023cm" svg:height="5.808cm" svg:x="15.125cm" svg:y="10.914cm" presentation:class="outline" presentation:user-transformed="true">
          <draw:text-box>
            <text:list text:style-name="L2">
              <text:list-item>
                <text:p><text:a xlink:href="#Slide 7">Command line</text:a></text:p>
              </text:list-item>
            </text:list>
          </draw:text-box>
        </draw:frame>
        <draw:frame presentation:style-name="pr2" draw:text-style-name="P2" draw:layer="layout" svg:width="4.403cm" svg:height="1.435cm" svg:x="0.184cm" svg:y="0.184cm" presentation:class="outline" presentation:user-transformed="true">
          <draw:text-box>
            <text:p><text:span text:style-name="T1">←</text:span><text:span text:style-name="T1"><text:a xlink:href="#Slide 1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4T14">
        <draw:frame presentation:style-name="pr1" draw:layer="layout" svg:width="25.199cm" svg:height="3.506cm" svg:x="1.4cm" svg:y="0.837cm" presentation:class="title" presentation:user-transformed="true">
          <draw:text-box>
            <text:p>Choose your destination media</text:p>
          </draw:text-box>
        </draw:frame>
        <draw:frame presentation:style-name="pr2" draw:layer="layout" svg:width="24.639cm" svg:height="5.808cm" svg:x="1.4cm" svg:y="4.914cm" presentation:class="outline" presentation:user-transformed="true">
          <draw:text-box>
            <text:list text:style-name="L2">
              <text:list-item>
                <text:p><text:a xlink:href="#Slide 5">USB stick</text:a></text:p>
                <text:list>
                  <text:list-item>
                    <text:p><text:span text:style-name="T2">You can save some documents in an encrypted storage.</text:span></text:p>
                  </text:list-item>
                  <text:list-item>
                    <text:p><text:span text:style-name="T2">You will benefit from automatic upgrades.</text:span></text:p>
                  </text:list-item>
                </text:list>
              </text:list-item>
            </text:list>
          </draw:text-box>
        </draw:frame>
        <draw:frame presentation:style-name="pr2" draw:layer="layout" svg:width="24.639cm" svg:height="6.506cm" svg:x="1.4cm" svg:y="11.274cm" presentation:class="outline" presentation:user-transformed="true">
          <draw:text-box>
            <text:list text:style-name="L2">
              <text:list-item>
                <text:p><text:a xlink:href="#Slide 6">DVD</text:a></text:p>
                <text:list>
                  <text:list-item>
                    <text:p><text:span text:style-name="T2">DVDs are slower than USB sticks.</text:span></text:p>
                  </text:list-item>
                  <text:list-item>
                    <text:p><text:span text:style-name="T2">You will have to burn a new DVD every 6 weeks.</text:span></text:p>
                  </text:list-item>
                  <text:list-item>
                    <text:p><text:span text:style-name="T2">DVDs are read-only and cannot by modified by an attacker.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3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5T0">
        <draw:frame presentation:style-name="pr1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layer="layout" svg:width="24.639cm" svg:height="12.178cm" svg:x="1.4cm" svg:y="4.914cm" presentation:class="subtitle" presentation:user-transformed="true">
          <draw:text-box>
            <text:p>Debian USB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5T0">
        <draw:frame presentation:style-name="pr1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layer="layout" svg:width="24.639cm" svg:height="12.178cm" svg:x="1.4cm" svg:y="4.914cm" presentation:class="subtitle" presentation:user-transformed="true">
          <draw:text-box>
            <text:p>Debian DVD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1" draw:layer="layout" svg:width="25.199cm" svg:height="3.506cm" svg:x="1.4cm" svg:y="0.837cm" presentation:class="title" presentation:user-transformed="true">
          <draw:text-box>
            <text:p>Choose your destination media</text:p>
          </draw:text-box>
        </draw:frame>
        <draw:frame presentation:style-name="pr2" draw:layer="layout" svg:width="24.639cm" svg:height="5.808cm" svg:x="1.4cm" svg:y="4.914cm" presentation:class="outline" presentation:user-transformed="true">
          <draw:text-box>
            <text:list text:style-name="L2">
              <text:list-item>
                <text:p><text:a xlink:href="#Slide 8">USB stick</text:a></text:p>
                <text:list>
                  <text:list-item>
                    <text:p><text:span text:style-name="T2">You can save some documents in an encrypted storage.</text:span></text:p>
                  </text:list-item>
                  <text:list-item>
                    <text:p><text:span text:style-name="T2">You will benefit from automatic upgrades.</text:span></text:p>
                  </text:list-item>
                </text:list>
              </text:list-item>
            </text:list>
          </draw:text-box>
        </draw:frame>
        <draw:frame presentation:style-name="pr2" draw:layer="layout" svg:width="24.639cm" svg:height="6.506cm" svg:x="1.4cm" svg:y="11.274cm" presentation:class="outline" presentation:user-transformed="true">
          <draw:text-box>
            <text:list text:style-name="L2">
              <text:list-item>
                <text:p><text:a xlink:href="#Slide 9">DVD</text:a></text:p>
                <text:list>
                  <text:list-item>
                    <text:p><text:span text:style-name="T2">DVDs are slower than USB sticks.</text:span></text:p>
                  </text:list-item>
                  <text:list-item>
                    <text:p><text:span text:style-name="T2">You will have to burn a new DVD every 6 weeks.</text:span></text:p>
                  </text:list-item>
                  <text:list-item>
                    <text:p><text:span text:style-name="T2">DVDs are read-only and cannot by modified by an attacker.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3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5T0">
        <draw:frame presentation:style-name="pr1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text-style-name="P4" draw:layer="layout" svg:width="24.639cm" svg:height="12.178cm" svg:x="1.4cm" svg:y="4.914cm" presentation:class="subtitle" presentation:user-transformed="true">
          <draw:text-box>
            <text:p><text:span text:style-name="T3">Hacker US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5T0">
        <draw:frame presentation:style-name="pr1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text-style-name="P4" draw:layer="layout" svg:width="24.639cm" svg:height="12.178cm" svg:x="1.4cm" svg:y="4.914cm" presentation:class="subtitle" presentation:user-transformed="true">
          <draw:text-box>
            <text:p><text:span text:style-name="T3">Hacker DV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indows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4T14">
        <draw:frame presentation:style-name="pr1" draw:layer="layout" svg:width="25.199cm" svg:height="3.506cm" svg:x="1.4cm" svg:y="0.837cm" presentation:class="title" presentation:user-transformed="true">
          <draw:text-box>
            <text:p>Choose your destination media</text:p>
          </draw:text-box>
        </draw:frame>
        <draw:frame presentation:style-name="pr2" draw:layer="layout" svg:width="24.639cm" svg:height="5.808cm" svg:x="1.4cm" svg:y="4.914cm" presentation:class="outline" presentation:user-transformed="true">
          <draw:text-box>
            <text:list text:style-name="L2">
              <text:list-item>
                <text:p><text:a xlink:href="#Slide 13">USB stick</text:a></text:p>
                <text:list>
                  <text:list-item>
                    <text:p><text:span text:style-name="T2">You can save some documents in an encrypted storage.</text:span></text:p>
                  </text:list-item>
                  <text:list-item>
                    <text:p><text:span text:style-name="T2">You will benefit from automatic upgrades.</text:span></text:p>
                  </text:list-item>
                </text:list>
              </text:list-item>
            </text:list>
          </draw:text-box>
        </draw:frame>
        <draw:frame presentation:style-name="pr2" draw:layer="layout" svg:width="24.639cm" svg:height="6.506cm" svg:x="1.4cm" svg:y="11.274cm" presentation:class="outline" presentation:user-transformed="true">
          <draw:text-box>
            <text:list text:style-name="L2">
              <text:list-item>
                <text:p><text:a xlink:href="#Slide 12">DVD</text:a></text:p>
                <text:list>
                  <text:list-item>
                    <text:p><text:span text:style-name="T2">DVDs are slower than USB sticks.</text:span></text:p>
                  </text:list-item>
                  <text:list-item>
                    <text:p><text:span text:style-name="T2">You will have to burn a new DVD every 6 weeks.</text:span></text:p>
                  </text:list-item>
                  <text:list-item>
                    <text:p><text:span text:style-name="T2">DVDs are read-only and cannot by modified by an attacker.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1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5T0">
        <draw:frame presentation:style-name="pr4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layer="layout" svg:width="24.639cm" svg:height="12.178cm" svg:x="1.4cm" svg:y="4.914cm" presentation:class="subtitle" presentation:user-transformed="true">
          <draw:text-box>
            <text:p>Windows DVD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6T12">
        <draw:frame presentation:style-name="pr1" draw:layer="layout" svg:width="25.199cm" svg:height="3.506cm" svg:x="1.4cm" svg:y="0.837cm" presentation:class="title" presentation:user-transformed="true">
          <draw:text-box>
            <text:p>Know someone who uses Tails?</text:p>
          </draw:text-box>
        </draw:frame>
        <draw:frame presentation:style-name="pr2" draw:layer="layout" svg:width="25.016cm" svg:height="6.516cm" svg:x="1.4cm" svg:y="4.914cm" presentation:class="outline" presentation:user-transformed="true">
          <draw:text-box>
            <text:p>Due to technical limitations in our installation software, installing onto a USB stick from Windows is quite complicated.</text:p>
            <text:p>If you know someone of trust who uses Tails already, it would be easier for you to install your USB stick by copying it from her USB stick.</text:p>
          </draw:text-box>
        </draw:frame>
        <draw:frame presentation:style-name="pr2" draw:layer="layout" svg:width="12.023cm" svg:height="6.914cm" svg:x="14.425cm" svg:y="12.008cm" presentation:class="outline" presentation:user-transformed="true">
          <draw:text-box>
            <text:list text:style-name="L2">
              <text:list-item>
                <text:p><text:a xlink:href="#Slide 15">Install from scratch</text:a></text:p>
                <text:list>
                  <text:list-item>
                    <text:p>You need:</text:p>
                    <text:list>
                      <text:list-item>
                        <text:p>2 USB sticks</text:p>
                      </text:list-item>
                      <text:list-item>
                        <text:p>1 hou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12.023cm" svg:height="6.914cm" svg:x="1.325cm" svg:y="11.96cm" presentation:class="outline" presentation:user-transformed="true">
          <draw:text-box>
            <text:list text:style-name="L2">
              <text:list-item>
                <text:p><text:a xlink:href="#Slide 14">Copy from a friend</text:a></text:p>
                <text:list>
                  <text:list-item>
                    <text:p>You need:</text:p>
                    <text:list>
                      <text:list-item>
                        <text:p>1 friend with Tails</text:p>
                      </text:list-item>
                      <text:list-item>
                        <text:p>1 USB stick</text:p>
                      </text:list-item>
                      <text:list-item>
                        <text:p>15 minut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11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5T0">
        <draw:frame presentation:style-name="pr4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layer="layout" svg:width="24.639cm" svg:height="12.178cm" svg:x="1.4cm" svg:y="4.914cm" presentation:class="subtitle" presentation:user-transformed="true">
          <draw:text-box>
            <text:p>Clone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5T0">
        <draw:frame presentation:style-name="pr1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7" draw:layer="layout" svg:width="24.639cm" svg:height="12.178cm" svg:x="1.4cm" svg:y="4.914cm" presentation:class="subtitle" presentation:user-transformed="true">
          <draw:text-box>
            <text:p>Windows USB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7T19">
        <draw:frame presentation:style-name="pr4" draw:layer="layout" svg:width="25.199cm" svg:height="3.506cm" svg:x="1.4cm" svg:y="0.837cm" presentation:class="title" presentation:user-transformed="true">
          <draw:text-box>
            <text:p>Linux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4T14">
        <draw:frame presentation:style-name="pr1" draw:layer="layout" svg:width="25.199cm" svg:height="3.506cm" svg:x="1.4cm" svg:y="0.837cm" presentation:class="title" presentation:user-transformed="true">
          <draw:text-box>
            <text:p>Choose your destination media</text:p>
          </draw:text-box>
        </draw:frame>
        <draw:frame presentation:style-name="pr2" draw:layer="layout" svg:width="24.639cm" svg:height="5.808cm" svg:x="1.4cm" svg:y="4.914cm" presentation:class="outline" presentation:user-transformed="true">
          <draw:text-box>
            <text:list text:style-name="L2">
              <text:list-item>
                <text:p><text:a xlink:href="#Slide 19">USB stick</text:a></text:p>
                <text:list>
                  <text:list-item>
                    <text:p><text:span text:style-name="T2">You can save some documents in an encrypted storage.</text:span></text:p>
                  </text:list-item>
                  <text:list-item>
                    <text:p><text:span text:style-name="T2">You will benefit from automatic upgrades.</text:span></text:p>
                  </text:list-item>
                </text:list>
              </text:list-item>
            </text:list>
          </draw:text-box>
        </draw:frame>
        <draw:frame presentation:style-name="pr2" draw:layer="layout" svg:width="24.639cm" svg:height="6.506cm" svg:x="1.4cm" svg:y="11.274cm" presentation:class="outline" presentation:user-transformed="true">
          <draw:text-box>
            <text:list text:style-name="L2">
              <text:list-item>
                <text:p><text:a xlink:href="#Slide 18">DVD</text:a></text:p>
                <text:list>
                  <text:list-item>
                    <text:p><text:span text:style-name="T2">DVDs are slower than USB sticks.</text:span></text:p>
                  </text:list-item>
                  <text:list-item>
                    <text:p><text:span text:style-name="T2">You will have to burn a new DVD every 6 weeks.</text:span></text:p>
                  </text:list-item>
                  <text:list-item>
                    <text:p><text:span text:style-name="T2">DVDs are read-only and cannot by modified by an attacker.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1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5T0">
        <draw:frame presentation:style-name="pr4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text-style-name="P4" draw:layer="layout" svg:width="24.639cm" svg:height="12.178cm" svg:x="1.4cm" svg:y="4.914cm" presentation:class="subtitle" presentation:user-transformed="true">
          <draw:text-box>
            <text:p><text:span text:style-name="T3">Linux DV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6T12">
        <draw:frame presentation:style-name="pr1" draw:layer="layout" svg:width="25.199cm" svg:height="3.506cm" svg:x="1.4cm" svg:y="0.837cm" presentation:class="title" presentation:user-transformed="true">
          <draw:text-box>
            <text:p>Know someone who uses Tails?</text:p>
          </draw:text-box>
        </draw:frame>
        <draw:frame presentation:style-name="pr2" draw:layer="layout" svg:width="25.016cm" svg:height="6.516cm" svg:x="1.4cm" svg:y="4.914cm" presentation:class="outline" presentation:user-transformed="true">
          <draw:text-box>
            <text:p>Due to technical limitations in our installation software, installing onto a USB stick from Linux is quite complicated, apart from Debian derivatives.</text:p>
            <text:p>If you know someone of trust who uses Tails already, it would be easier for you to install your USB stick by copying it from her USB stick.</text:p>
          </draw:text-box>
        </draw:frame>
        <draw:frame presentation:style-name="pr2" draw:layer="layout" svg:width="12.023cm" svg:height="6.914cm" svg:x="14.425cm" svg:y="12.008cm" presentation:class="outline" presentation:user-transformed="true">
          <draw:text-box>
            <text:list text:style-name="L2">
              <text:list-item>
                <text:p><text:a xlink:href="#Slide 20">Install from scratch</text:a></text:p>
                <text:list>
                  <text:list-item>
                    <text:p>You need:</text:p>
                    <text:list>
                      <text:list-item>
                        <text:p>2 USB sticks</text:p>
                      </text:list-item>
                      <text:list-item>
                        <text:p>1 hou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12.023cm" svg:height="6.914cm" svg:x="1.325cm" svg:y="11.96cm" presentation:class="outline" presentation:user-transformed="true">
          <draw:text-box>
            <text:list text:style-name="L2">
              <text:list-item>
                <text:p><text:a xlink:href="#Slide 14">Copy from a friend</text:a></text:p>
                <text:list>
                  <text:list-item>
                    <text:p>You need:</text:p>
                    <text:list>
                      <text:list-item>
                        <text:p>1 friend with Tails</text:p>
                      </text:list-item>
                      <text:list-item>
                        <text:p>1 USB stick</text:p>
                      </text:list-item>
                      <text:list-item>
                        <text:p>15 minut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17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5T0">
        <draw:frame presentation:style-name="pr1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7" draw:text-style-name="P4" draw:layer="layout" svg:width="24.639cm" svg:height="12.178cm" svg:x="1.4cm" svg:y="4.914cm" presentation:class="subtitle" presentation:user-transformed="true">
          <draw:text-box>
            <text:p><text:span text:style-name="T3">Linux US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7T19">
        <draw:frame presentation:style-name="pr4" draw:layer="layout" svg:width="25.199cm" svg:height="3.506cm" svg:x="1.4cm" svg:y="0.837cm" presentation:class="title" presentation:user-transformed="true">
          <draw:text-box>
            <text:p>Mac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4T14">
        <draw:frame presentation:style-name="pr1" draw:layer="layout" svg:width="25.199cm" svg:height="3.506cm" svg:x="1.4cm" svg:y="0.837cm" presentation:class="title" presentation:user-transformed="true">
          <draw:text-box>
            <text:p>Choose your destination media</text:p>
          </draw:text-box>
        </draw:frame>
        <draw:frame presentation:style-name="pr2" draw:layer="layout" svg:width="24.639cm" svg:height="5.808cm" svg:x="1.4cm" svg:y="4.914cm" presentation:class="outline" presentation:user-transformed="true">
          <draw:text-box>
            <text:list text:style-name="L2">
              <text:list-item>
                <text:p><text:a xlink:href="#Slide 24">USB stick</text:a></text:p>
                <text:list>
                  <text:list-item>
                    <text:p><text:span text:style-name="T2">You can save some documents in an encrypted storage.</text:span></text:p>
                  </text:list-item>
                  <text:list-item>
                    <text:p><text:span text:style-name="T2">Some Mac have problems starting from Tails USB sticks.</text:span></text:p>
                  </text:list-item>
                  <text:list-item>
                    <text:p><text:span text:style-name="T2">You will benefit from automatic upgrades.</text:span></text:p>
                  </text:list-item>
                </text:list>
              </text:list-item>
            </text:list>
          </draw:text-box>
        </draw:frame>
        <draw:frame presentation:style-name="pr2" draw:layer="layout" svg:width="24.639cm" svg:height="6.506cm" svg:x="1.4cm" svg:y="11.274cm" presentation:class="outline" presentation:user-transformed="true">
          <draw:text-box>
            <text:list text:style-name="L2">
              <text:list-item>
                <text:p><text:a xlink:href="#Slide 23">DVD</text:a></text:p>
                <text:list>
                  <text:list-item>
                    <text:p><text:span text:style-name="T2">DVDs are slower than USB sticks.</text:span></text:p>
                  </text:list-item>
                  <text:list-item>
                    <text:p><text:span text:style-name="T2">You will have to burn a new DVD every 6 weeks.</text:span></text:p>
                  </text:list-item>
                  <text:list-item>
                    <text:p><text:span text:style-name="T2">DVDs are read-only and cannot by modified by an attacker.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1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5T0">
        <draw:frame presentation:style-name="pr4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text-style-name="P4" draw:layer="layout" svg:width="24.639cm" svg:height="12.178cm" svg:x="1.4cm" svg:y="4.914cm" presentation:class="subtitle" presentation:user-transformed="true">
          <draw:text-box>
            <text:p><text:span text:style-name="T3">Mac DV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6T12">
        <draw:frame presentation:style-name="pr1" draw:layer="layout" svg:width="25.199cm" svg:height="3.506cm" svg:x="1.4cm" svg:y="0.837cm" presentation:class="title" presentation:user-transformed="true">
          <draw:text-box>
            <text:p>Know someone who uses Tails?</text:p>
          </draw:text-box>
        </draw:frame>
        <draw:frame presentation:style-name="pr2" draw:layer="layout" svg:width="25.016cm" svg:height="6.516cm" svg:x="1.4cm" svg:y="4.914cm" presentation:class="outline" presentation:user-transformed="true">
          <draw:text-box>
            <text:p>Due to technical limitations in our installation software, installing onto a USB stick from Mac is quite complicated.</text:p>
            <text:p>If you know someone of trust who uses Tails already, it would be easier for you to install your USB stick by copying it from her USB stick.</text:p>
          </draw:text-box>
        </draw:frame>
        <draw:frame presentation:style-name="pr2" draw:layer="layout" svg:width="13.815cm" svg:height="8.566cm" svg:x="14.425cm" svg:y="12.008cm" presentation:class="outline" presentation:user-transformed="true">
          <draw:text-box>
            <text:list text:style-name="L2">
              <text:list-item>
                <text:p><text:a xlink:href="#Slide 25">Install from scratch</text:a></text:p>
                <text:list>
                  <text:list-item>
                    <text:p>You need:</text:p>
                    <text:list>
                      <text:list-item>
                        <text:p>2 USB sticks</text:p>
                      </text:list-item>
                      <text:list-item>
                        <text:p>or 1 USB stick and 1 DVD</text:p>
                      </text:list-item>
                      <text:list-item>
                        <text:p>1 hou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12.023cm" svg:height="6.914cm" svg:x="1.325cm" svg:y="11.96cm" presentation:class="outline" presentation:user-transformed="true">
          <draw:text-box>
            <text:list text:style-name="L2">
              <text:list-item>
                <text:p><text:a xlink:href="#Slide 14">Copy from a friend</text:a></text:p>
                <text:list>
                  <text:list-item>
                    <text:p>You need:</text:p>
                    <text:list>
                      <text:list-item>
                        <text:p>1 friend with Tails</text:p>
                      </text:list-item>
                      <text:list-item>
                        <text:p>1 USB stick</text:p>
                      </text:list-item>
                      <text:list-item>
                        <text:p>15 minut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22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4T14">
        <draw:frame presentation:style-name="pr1" draw:layer="layout" svg:width="25.199cm" svg:height="3.506cm" svg:x="1.4cm" svg:y="0.837cm" presentation:class="title" presentation:user-transformed="true">
          <draw:text-box>
            <text:p>Do you have a DVD burner?</text:p>
          </draw:text-box>
        </draw:frame>
        <draw:frame presentation:style-name="pr5" draw:layer="layout" svg:width="24.639cm" svg:height="5.808cm" svg:x="1.4cm" svg:y="4.914cm" presentation:class="outline" presentation:user-transformed="true">
          <draw:text-box>
            <text:list text:style-name="L2">
              <text:list-item>
                <text:p><text:a xlink:href="#Slide 26">I have a DVD burner</text:a> (recommended)</text:p>
                <text:list>
                  <text:list-item>
                    <text:p>This technique helps you install a USB stick through burning a DVD first.</text:p>
                  </text:list-item>
                  <text:list-item>
                    <text:p>You need: 1 DVD and 1 USB stick</text:p>
                  </text:list-item>
                </text:list>
              </text:list-item>
            </text:list>
          </draw:text-box>
        </draw:frame>
        <draw:frame presentation:style-name="pr2" draw:layer="layout" svg:width="24.639cm" svg:height="7.522cm" svg:x="1.4cm" svg:y="11.274cm" presentation:class="outline" presentation:user-transformed="true">
          <draw:text-box>
            <text:list text:style-name="L2">
              <text:list-item>
                <text:p><text:a xlink:href="#Slide 27">I don't have a DVD burner</text:a></text:p>
                <text:list>
                  <text:list-item>
                    <text:p>This technique helps you install a USB stick by using a temporary Tails on a second USB stick.</text:p>
                  </text:list-item>
                  <text:list-item>
                    <text:p>It requires using the command line.</text:p>
                  </text:list-item>
                  <text:list-item>
                    <text:p>You need: 2 USB sticks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4.403cm" svg:height="1.435cm" svg:x="0.185cm" svg:y="0.185cm" presentation:class="outline" presentation:user-transformed="true">
          <draw:text-box>
            <text:p><text:span text:style-name="T1">←</text:span><text:span text:style-name="T1"><text:a xlink:href="#Slide 24">Back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5T0">
        <draw:frame presentation:style-name="pr4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layer="layout" svg:width="24.639cm" svg:height="12.178cm" svg:x="1.4cm" svg:y="4.914cm" presentation:class="subtitle" presentation:user-transformed="true">
          <draw:text-box>
            <text:p>Mac USB via DVD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5T0">
        <draw:frame presentation:style-name="pr4" draw:layer="layout" svg:width="25.199cm" svg:height="3.506cm" svg:x="1.4cm" svg:y="0.837cm" presentation:class="title" presentation:user-transformed="true">
          <draw:text-box>
            <text:p>The end</text:p>
          </draw:text-box>
        </draw:frame>
        <draw:frame presentation:style-name="pr6" draw:text-style-name="P4" draw:layer="layout" svg:width="24.639cm" svg:height="12.178cm" svg:x="1.4cm" svg:y="4.914cm" presentation:class="subtitle" presentation:user-transformed="true">
          <draw:text-box>
            <text:p><text:span text:style-name="T3">Mac USB via US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6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7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bian user</meta:initial-creator>
    <meta:creation-date>2015-03-24T17:04:35</meta:creation-date>
    <dc:date>2015-03-24T21:45:45</dc:date>
    <dc:creator>Debian user</dc:creator>
    <meta:editing-duration>PT3H40M19S</meta:editing-duration>
    <meta:editing-cycles>37</meta:editing-cycles>
    <meta:generator>LibreOffice/3.5$Linux_x86 LibreOffice_project/350m1$Build-2</meta:generator>
    <meta:document-statistic meta:object-count="155"/>
  </office:meta>
</office:document-meta>
</file>